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Fine_20_Dashed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786cm"/>
    </style:style>
    <style:style style:name="gr8" style:family="graphic" style:parent-style-name="standard">
      <style:graphic-properties draw:stroke="none" draw:stroke-dash="Fine_20_Dashed" draw:fill="none" fo:min-height="0.47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1" draw:id="id13" draw:layer="layout" svg:width="1cm" svg:height="1cm" svg:x="1.373cm" svg:y="6.164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" draw:layer="layout" svg:width="1cm" svg:height="1cm" svg:x="3.199cm" svg:y="7.198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1cm" svg:height="1cm" svg:x="4.788cm" svg:y="7.198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cm" svg:height="1cm" svg:x="6.848cm" svg:y="7.224cm">
          <text:p text:style-name="P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cm" svg:height="1cm" svg:x="8.515cm" svg:y="7.224cm">
          <text:p text:style-name="P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1cm" svg:height="1cm" svg:x="10.734cm" svg:y="7.318cm">
          <text:p text:style-name="P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7" draw:layer="layout" svg:width="1cm" svg:height="1cm" svg:x="12.417cm" svg:y="7.318cm">
          <text:p text:style-name="P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8" draw:layer="layout" svg:width="1cm" svg:height="1cm" svg:x="14.018cm" svg:y="7.318cm">
          <text:p text:style-name="P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2" draw:layer="layout" svg:width="1cm" svg:height="1cm" svg:x="20.439cm" svg:y="7.271cm">
          <text:p text:style-name="P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1cm" svg:height="1cm" svg:x="23.698cm" svg:y="6.995cm">
          <text:p text:style-name="P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" svg:x1="4.199cm" svg:y1="7.698cm" svg:x2="4.788cm" svg:y2="7.698cm" draw:start-shape="id1" draw:end-shape="id2">
          <text:p text:style-name="P3"/>
        </draw:connector>
        <draw:connector draw:style-name="gr2" draw:text-style-name="P2" draw:layer="layout" draw:type="line" svg:x1="7.848cm" svg:y1="7.723cm" svg:x2="8.515cm" svg:y2="7.724cm" draw:start-shape="id3" draw:start-glue-point="10" draw:end-shape="id4">
          <text:p text:style-name="P3"/>
        </draw:connector>
        <draw:connector draw:style-name="gr3" draw:text-style-name="P2" draw:layer="layout" draw:type="curve" draw:line-skew="0cm 2.211cm" svg:x1="24.197cm" svg:y1="6.995cm" svg:x2="24.197cm" svg:y2="7.995cm" draw:start-shape="id5" draw:start-glue-point="4" draw:end-shape="id5" draw:end-glue-point="8">
          <text:p text:style-name="P3"/>
        </draw:connector>
        <draw:connector draw:style-name="gr3" draw:text-style-name="P2" draw:layer="layout" draw:type="line" svg:x1="11.734cm" svg:y1="7.817cm" svg:x2="12.417cm" svg:y2="7.817cm" draw:start-shape="id6" draw:start-glue-point="10" draw:end-shape="id7" draw:end-glue-point="6">
          <text:p text:style-name="P3"/>
        </draw:connector>
        <draw:connector draw:style-name="gr3" draw:text-style-name="P2" draw:layer="layout" draw:type="curve" draw:line-skew="-3.567cm" svg:x1="5.287cm" svg:y1="7.198cm" svg:x2="23.843cm" svg:y2="7.14cm" draw:start-shape="id2" draw:start-glue-point="4" draw:end-shape="id5" draw:end-glue-point="5">
          <text:p text:style-name="P3"/>
        </draw:connector>
        <draw:custom-shape draw:style-name="gr1" draw:text-style-name="P1" draw:id="id9" draw:layer="layout" svg:width="1cm" svg:height="1cm" svg:x="15.846cm" svg:y="7.318cm">
          <text:p text:style-name="P1">А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curve" svg:x1="11.233cm" svg:y1="7.318cm" svg:x2="14.517cm" svg:y2="7.318cm" draw:start-shape="id6" draw:start-glue-point="4" draw:end-shape="id8" draw:end-glue-point="4">
          <text:p text:style-name="P3"/>
        </draw:connector>
        <draw:connector draw:style-name="gr3" draw:text-style-name="P2" draw:layer="layout" draw:type="curve" svg:x1="12.916cm" svg:y1="8.318cm" svg:x2="16.346cm" svg:y2="8.318cm" draw:start-shape="id7" draw:start-glue-point="8" draw:end-shape="id9">
          <text:p text:style-name="P3"/>
        </draw:connector>
        <draw:connector draw:style-name="gr3" draw:text-style-name="P2" draw:layer="layout" draw:type="line" svg:x1="15.018cm" svg:y1="7.817cm" svg:x2="15.846cm" svg:y2="7.817cm" draw:start-shape="id8" draw:start-glue-point="10" draw:end-shape="id9" draw:end-glue-point="6">
          <text:p text:style-name="P3"/>
        </draw:connector>
        <draw:custom-shape draw:style-name="gr4" draw:text-style-name="P2" draw:id="id14" draw:layer="layout" svg:width="22.703cm" svg:height="10.616cm" svg:x="3.18cm" svg:y="1.343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id="id15" draw:layer="layout" svg:width="16.169cm" svg:height="5.968cm" svg:x="6.414cm" svg:y="4.717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id="id11" draw:layer="layout" svg:width="7.573cm" svg:height="3.402cm" svg:x="10.507cm" svg:y="5.996cm">
          <text:p text:style-name="P3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6.345cm" svg:y1="7.318cm" svg:x2="16.846cm" svg:y2="7.817cm" draw:start-shape="id9" draw:start-glue-point="4" draw:end-shape="id9" draw:end-glue-point="10">
          <text:p text:style-name="P3"/>
        </draw:connector>
        <draw:custom-shape draw:style-name="gr1" draw:text-style-name="P1" draw:id="id10" draw:layer="layout" svg:width="1cm" svg:height="1cm" svg:x="18.825cm" svg:y="7.295cm">
          <text:p text:style-name="P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2" draw:layer="layout" draw:type="curve" draw:line-skew="-1.475cm" svg:x1="9.014cm" svg:y1="7.224cm" svg:x2="19.324cm" svg:y2="7.295cm" draw:start-shape="id4" draw:start-glue-point="4" draw:end-shape="id10" draw:end-glue-point="4">
          <text:p text:style-name="P3"/>
        </draw:connector>
        <draw:connector draw:style-name="gr5" draw:text-style-name="P2" draw:layer="layout" draw:type="curve" svg:x1="14.293cm" svg:y1="9.398cm" svg:x2="20.938cm" svg:y2="8.271cm" draw:start-shape="id11" draw:start-glue-point="2" draw:end-shape="id12" draw:end-glue-point="8">
          <text:p text:style-name="P3"/>
        </draw:connector>
        <draw:connector draw:style-name="gr5" draw:text-style-name="P2" draw:layer="layout" draw:type="line" svg:x1="19.825cm" svg:y1="7.794cm" svg:x2="20.439cm" svg:y2="7.77cm" draw:start-shape="id10" draw:start-glue-point="10" draw:end-shape="id12" draw:end-glue-point="6">
          <text:p text:style-name="P3"/>
        </draw:connector>
        <draw:connector draw:style-name="gr5" draw:text-style-name="P2" draw:layer="layout" draw:type="curve" svg:x1="20.938cm" svg:y1="7.271cm" svg:x2="21.439cm" svg:y2="7.77cm" draw:start-shape="id12" draw:start-glue-point="4" draw:end-shape="id12" draw:end-glue-point="10">
          <text:p text:style-name="P3"/>
        </draw:connector>
        <draw:connector draw:style-name="gr5" draw:text-style-name="P2" draw:layer="layout" draw:type="line" svg:x1="2.373cm" svg:y1="6.663cm" svg:x2="3.18cm" svg:y2="6.651cm" draw:start-shape="id13" draw:start-glue-point="10" draw:end-shape="id14">
          <text:p text:style-name="P3"/>
        </draw:connector>
        <draw:connector draw:style-name="gr5" draw:text-style-name="P2" draw:layer="layout" draw:type="curve" svg:x1="14.498cm" svg:y1="10.685cm" svg:x2="5.287cm" svg:y2="8.198cm" draw:start-shape="id15" draw:end-shape="id2" draw:end-glue-point="8">
          <text:p text:style-name="P3"/>
        </draw:connector>
        <draw:connector draw:style-name="gr5" draw:text-style-name="P2" draw:layer="layout" draw:type="line" svg:x1="5.788cm" svg:y1="7.697cm" svg:x2="6.414cm" svg:y2="7.701cm" draw:start-shape="id2" draw:start-glue-point="10" draw:end-shape="id15" draw:end-glue-point="3">
          <text:p text:style-name="P3"/>
        </draw:connector>
        <draw:connector draw:style-name="gr5" draw:text-style-name="P2" draw:layer="layout" draw:type="line" svg:x1="9.515cm" svg:y1="7.723cm" svg:x2="10.507cm" svg:y2="7.697cm" draw:start-shape="id4" draw:start-glue-point="10" draw:end-shape="id11" draw:end-glue-point="3">
          <text:p text:style-name="P3"/>
        </draw:connector>
        <draw:frame draw:style-name="gr6" draw:layer="layout" svg:width="1.277cm" svg:height="0.963cm" svg:x="3.361cm" svg:y="10.916cm">
          <draw:text-box>
            <text:p text:style-name="P3">S1</text:p>
          </draw:text-box>
        </draw:frame>
        <draw:frame draw:style-name="gr6" draw:layer="layout" svg:width="1.277cm" svg:height="0.963cm" svg:x="6.65cm" svg:y="9.581cm">
          <draw:text-box>
            <text:p text:style-name="P3">S2</text:p>
          </draw:text-box>
        </draw:frame>
        <draw:frame draw:style-name="gr6" draw:layer="layout" svg:width="1.277cm" svg:height="0.963cm" svg:x="1.407cm" svg:y="11.011cm">
          <draw:text-box>
            <text:p text:style-name="P3">S0</text:p>
          </draw:text-box>
        </draw:frame>
        <draw:frame draw:style-name="gr7" draw:text-style-name="P3" draw:layer="layout" svg:width="1.406cm" svg:height="1.036cm" svg:x="10.607cm" svg:y="8.438cm">
          <draw:text-box>
            <text:p text:style-name="P3">S3</text:p>
          </draw:text-box>
        </draw:frame>
        <draw:frame draw:style-name="gr6" draw:text-style-name="P4" draw:layer="layout" svg:width="0.976cm" svg:height="0.725cm" svg:x="5.53cm" svg:y="6.912cm">
          <draw:text-box>
            <text:p text:style-name="P3"><text:span text:style-name="T1">p1</text:span></text:p>
          </draw:text-box>
        </draw:frame>
        <draw:frame draw:style-name="gr6" draw:text-style-name="P4" draw:layer="layout" svg:width="0.972cm" svg:height="0.725cm" svg:x="12.776cm" svg:y="2.788cm">
          <draw:text-box>
            <text:p text:style-name="P5"><text:span text:style-name="T1">q1</text:span></text:p>
          </draw:text-box>
        </draw:frame>
        <draw:frame draw:style-name="gr6" draw:text-style-name="P4" draw:layer="layout" svg:width="0.976cm" svg:height="0.725cm" svg:x="9.439cm" svg:y="6.888cm">
          <draw:text-box>
            <text:p text:style-name="P5"><text:span text:style-name="T1">p2</text:span></text:p>
          </draw:text-box>
        </draw:frame>
        <draw:frame draw:style-name="gr6" draw:text-style-name="P4" draw:layer="layout" svg:width="0.972cm" svg:height="0.725cm" svg:x="13.348cm" svg:y="4.957cm">
          <draw:text-box>
            <text:p text:style-name="P5"><text:span text:style-name="T1">q2</text:span></text:p>
          </draw:text-box>
        </draw:frame>
        <draw:frame draw:style-name="gr6" draw:text-style-name="P4" draw:layer="layout" svg:width="0.972cm" svg:height="0.725cm" svg:x="13.253cm" svg:y="6.269cm">
          <draw:text-box>
            <text:p text:style-name="P5"><text:span text:style-name="T1">q3</text:span></text:p>
          </draw:text-box>
        </draw:frame>
        <draw:frame draw:style-name="gr8" draw:text-style-name="P5" draw:layer="layout" svg:width="0.976cm" svg:height="0.726cm" svg:x="11.454cm" svg:y="6.955cm">
          <draw:text-box>
            <text:p text:style-name="P5"><text:span text:style-name="T1">p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
  </meta:generator>
    <meta:creation-date>2007-12-02T16:37:39</meta:creation-date>
    <dc:date>2007-12-16T23:02:37</dc:date>
    <meta:editing-cycles>86</meta:editing-cycles>
    <meta:editing-duration>PT1H42M3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